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6BA3EB3F.png" manifest:media-type="image/png"/>
  <manifest:file-entry manifest:full-path="Pictures/10000201000003E8000005783B80BC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3B80BC65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28cm">
          <draw:image xlink:href="Pictures/10000201000003E8000005786BA3EB3F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.268cm">
          <draw:image xlink:href="Pictures/10000201000003E8000005783B80BC65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6BA3EB3F.png" xlink:type="simple" xlink:show="embed" xlink:actuate="onLoad">
            <text:p/>
          </draw:image>
        </draw:frame>
        <draw:frame draw:style-name="gr1" draw:text-style-name="P1" draw:layer="layout" svg:width="6.351cm" svg:height="8.892cm" svg:x="13.969cm" svg:y="1.27cm">
          <draw:image xlink:href="Pictures/10000201000003E8000005783B80BC65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3B80BC65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6BA3EB3F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28cm">
          <draw:image xlink:href="Pictures/10000201000003E8000005786BA3EB3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17T23:43:32.717282056</dc:date>
    <dc:creator>Julie </dc:creator>
    <meta:editing-duration>P0D</meta:editing-duration>
    <meta:editing-cycles>9</meta:editing-cycles>
    <meta:generator>LibreOffice/4.2.8.2$Linux_X86_64 LibreOffice_project/420m0$Build-2</meta:generator>
    <meta:document-statistic meta:object-count="8"/>
  </office:meta>
</office:document-meta>
</file>